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2.54cm" svg:x="2.27cm" svg:y="2.27cm">
          <text:p text:style-name="P1">Hum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2.54cm" svg:x="13.383cm" svg:y="2.27cm">
          <text:p text:style-name="P1">Depth Came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2.54cm" svg:x="7.985cm" svg:y="7.985cm">
          <text:p text:style-name="P1">High Lev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2.54cm" svg:x="14.335cm" svg:y="14.017cm">
          <text:p text:style-name="P1">Low Lev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2.54cm" svg:x="2.588cm" svg:y="11.795cm">
          <text:p text:style-name="P1">Wrist Came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2.54cm" svg:x="8.937cm" svg:y="19.732cm">
          <text:p text:style-name="P1">Ro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27cm" svg:y1="4.81cm" svg:x2="9.572cm" svg:y2="7.985cm">
          <text:p/>
        </draw:line>
        <draw:line draw:style-name="gr3" draw:text-style-name="P2" draw:layer="layout" svg:x1="14.97cm" svg:y1="4.81cm" svg:x2="11.16cm" svg:y2="7.985cm">
          <text:p/>
        </draw:line>
        <draw:line draw:style-name="gr4" draw:text-style-name="P2" draw:layer="layout" svg:x1="11.477cm" svg:y1="10.525cm" svg:x2="15.922cm" svg:y2="14.017cm">
          <text:p/>
        </draw:line>
        <draw:line draw:style-name="gr5" draw:text-style-name="P2" draw:layer="layout" svg:x1="7.35cm" svg:y1="13.382cm" svg:x2="14.335cm" svg:y2="14.97cm">
          <text:p/>
        </draw:line>
        <draw:line draw:style-name="gr6" draw:text-style-name="P2" draw:layer="layout" svg:x1="15.605cm" svg:y1="16.557cm" svg:x2="11.477cm" svg:y2="19.732cm">
          <text:p/>
        </draw:line>
        <draw:frame draw:style-name="gr7" draw:text-style-name="P3" draw:layer="layout" svg:width="4.128cm" svg:height="2.54cm" svg:x="2.587cm" svg:y="5.762cm">
          <draw:text-box>
            <text:p>Movement card</text:p>
          </draw:text-box>
        </draw:frame>
        <draw:frame draw:style-name="gr8" draw:text-style-name="P3" draw:layer="layout" svg:width="4.763cm" svg:height="3.175cm" svg:x="14.492cm" svg:y="5.239cm">
          <draw:text-box>
            <text:p>Pillar (x,y,d) and colour, marker positions</text:p>
          </draw:text-box>
        </draw:frame>
        <draw:frame draw:style-name="gr9" draw:text-style-name="P3" draw:layer="layout" svg:width="6.667cm" svg:height="3.806cm" svg:x="14.335cm" svg:y="9.894cm">
          <draw:text-box>
            <text:p>Relevant pillar location and colour, tower model, target location</text:p>
          </draw:text-box>
        </draw:frame>
        <draw:frame draw:style-name="gr10" draw:text-style-name="P3" draw:layer="layout" svg:width="3.81cm" svg:height="2.857cm" svg:x="8.302cm" svg:y="14.652cm">
          <draw:text-box>
            <text:p>Location of target pillar</text:p>
          </draw:text-box>
        </draw:frame>
        <draw:frame draw:style-name="gr11" draw:text-style-name="P3" draw:layer="layout" svg:width="4.445cm" svg:height="4.128cm" svg:x="14.017cm" svg:y="17.827cm">
          <draw:text-box>
            <text:p>Change in joint angle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9T23:32:01.372000000</meta:creation-date>
    <dc:date>2021-07-20T01:39:59.971000000</dc:date>
    <meta:editing-duration>PT27M47S</meta:editing-duration>
    <meta:editing-cycles>2</meta:editing-cycles>
    <meta:generator>LibreOffice/7.0.2.2$Windows_X86_64 LibreOffice_project/8349ace3c3162073abd90d81fd06dcfb6b36b994</meta:generator>
    <meta:document-statistic meta:object-count="16"/>
  </office:meta>
</office:document-meta>
</file>